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3.178cm"/>
    </style:style>
    <style:style style:name="co4" style:family="table-column">
      <style:table-column-properties fo:break-before="auto" style:column-width="11.08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</office:automatic-styles>
  <office:body>
    <office:spreadsheet>
      <table:table table:name="Commissionep.decisionep.od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passagecommissionep_impressiondecision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passagecommissionep_impressionconvoc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hose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dateseance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datese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lieu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adress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odepostal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vill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rg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i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sex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sitfa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dsitfa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est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dossier_numdemrsa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cl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fon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matricu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foy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rg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dtem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adressefoyer_0_typeadr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pay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cant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ype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foyer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loca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historiqueetatp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propo_alg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valid_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date_propo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orientstruct_date_vali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orientstruct_statut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date_impress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orientstruct_date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atut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date_impression_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etat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rg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orienta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referentorienta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nu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type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no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code_post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orientstruct_structurereferente_vil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orientstruct_structurereferente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num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0_dateimpression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relancenonrespectsanctionep93_0_daterel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dossierep_nonrespectsanctionep93_relancenonrespectsanctionep93_0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num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dateimpres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nonrespectsanctionep93_relancenonrespectsanctionep93_1_daterel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nonrespectsanctionep93_relancenonrespectsanctionep93_1_us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nonrespectsanctionep93_datedelaisuppl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decisionnonrespectsanctionep93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etap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eci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montantreduc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ureesursi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commen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raisonnon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ecisionp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grou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user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nonrespectsanctionep93_0_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nonrespectsanctionep93_0_user_prenom</text:p>
          </table:table-cell>
          <table:table-cell table:style-name="ce1" office:value-type="string">
            <text:p>text</text:p>
          </table:table-cell>
        </table:table-row>
        <table:table-row table:style-name="ro2">
          <table:table-cell office:value-type="string">
            <text:p>decisionnonrespectsanctionep93_0_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user_date_deb_hab</text:p>
          </table:table-cell>
          <table:table-cell office:value-type="string">
            <text:p>date</text:p>
          </table:table-cell>
        </table:table-row>
        <table:table-row table:style-name="ro2">
          <table:table-cell office:value-type="string">
            <text:p>decisionnonrespectsanctionep93_0_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nonrespectsanctionep93_0_user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nu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type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no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compl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codep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user_sensibi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nonrespectsanctionep93_0_datefinsursis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ructurereferente_typeorient_modele_notif_cohorte</text:p>
          </table:table-cell>
          <table:table-cell office:value-type="string">
            <text:p>text</text:p>
          </table:table-cell>
        </table:table-row>
      </table:table>
      <table:table table:name="Relance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relance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relancenonrespectsanctionep93_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relancenonrespectsanctionep93_numrelance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relancenonrespectsanctionep93_dateimpress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table:style-name="ce1" office:value-type="string">
            <text:p>relancenonrespectsanctionep93_daterel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relancenonrespectsanctionep93_us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relancenonrespectsanctionep93_dateseconderel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nonrespectsanc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rg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activ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dtna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rg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i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sex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dt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sitfa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dsitfa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mtest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dossier_numdemrsa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tdemrs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foyer_dossier_dtdem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dep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type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com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agr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dosinsrm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cl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fonor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matricu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statudem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typ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idepa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fon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matriculeorgced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darr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codeposanchab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fon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numorgpren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ddepamu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detail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avispcgdroitrsa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dossier_organism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foy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rg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dtem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personne_foyer_adressefoyer_0_typeadr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lieudis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personne_foyer_adressefoyer_0_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pay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cant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type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foyer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personne_foyer_adressefoyer_0_adresse_loca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grou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user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user_prenom</text:p>
          </table:table-cell>
          <table:table-cell table:style-name="ce1" office:value-type="string">
            <text:p>text</text:p>
          </table:table-cell>
        </table:table-row>
        <table:table-row table:style-name="ro2">
          <table:table-cell office:value-type="string">
            <text:p>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user_date_deb_hab</text:p>
          </table:table-cell>
          <table:table-cell office:value-type="string">
            <text:p>date</text:p>
          </table:table-cell>
        </table:table-row>
        <table:table-row table:style-name="ro2">
          <table:table-cell office:value-type="string">
            <text:p>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office:value-type="string">
            <text:p>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nu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type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no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compl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codep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sensibilite</text:p>
          </table:table-cell>
          <table:table-cell office:value-type="string">
            <text:p>text</text:p>
          </table:table-cell>
        </table:table-row>
        <table:table-row table:style-name="ro2">
          <table:table-cell office:value-type="string">
            <text:p>----------------------------------------------------------------------------------------------</text:p>
          </table:table-cell>
          <table:table-cell office:value-type="string">
            <text:p>-----</text:p>
          </table:table-cell>
        </table:table-row>
        <table:table-row table:style-name="ro1">
          <table:table-cell office:value-type="string">
            <text:p>nonrespectsanctionep93_contratinsertion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typocontra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d_c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df_c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diplom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form_comp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xpr_pro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ut_expr_pro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rg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ctions_prev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sta_ren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ervice_soutie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pers_charg_suiv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jectifs_fix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ngag_objec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ect_acti_em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mp_occup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uree_hebdo_em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at_cont_trav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uree_cd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duree_engag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ature_proje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serv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ecision_ci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datevalidation_ci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date_saisi_c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lieu_saisi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mp_trouv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forme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commentaire_ac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raison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viseqplur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itfam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itpro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bserv_bene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visraison_c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type_demand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um_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typeinser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bilancont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engag_object_refer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utilsmobilis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outilsamobilis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niveausal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zonegeographiqu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utreavisradi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autreavissuspen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atesuspensionparticuli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dateradiationparticuli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faitsuite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positionce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contratinsertion_current_ac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nu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type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no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code_post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nonrespectsanctionep93_contratinsertion_structurereferente_vil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contratinsertion_structurereferente_numtel</text:p>
          </table:table-cell>
          <table:table-cell office:value-type="string">
            <text:p>text</text:p>
          </table:table-cell>
        </table:table-row>
        <table:table-row table:style-name="ro2">
          <table:table-cell office:value-type="string">
            <text:p>----------------------------------------------------------------------------------------------</text:p>
          </table:table-cell>
          <table:table-cell office:value-type="string">
            <text:p>-----</text:p>
          </table:table-cell>
        </table:table-row>
        <table:table-row table:style-name="ro1">
          <table:table-cell office:value-type="string">
            <text:p>nonrespectsanctionep93_orientstruct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propo_alg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valid_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date_propo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orientstruct_date_vali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orientstruct_statut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date_impress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nrespectsanctionep93_orientstruct_date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atut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date_impression_rel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etat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rg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orienta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referentorienta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origin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lib_stru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nonrespectsanctionep93_orientstruct_structurereferente_numtel</text:p>
          </table:table-cell>
          <table:table-cell office:value-type="string">
            <text:p>text</text:p>
          </table:table-cell>
        </table:table-row>
      </table:table>
      <table:table table:name="Reorientationep93.decision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etatdossierep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passagecommissionep_impressiondecision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passagecommissionep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passagecommissionep_chose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identifia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dateseance_time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commissionep_dateseance</text:p>
          </table:table-cell>
          <table:table-cell table:style-name="ce1" office:value-type="string">
            <text:p>date</text:p>
          </table:table-cell>
        </table:table-row>
        <table:table-row table:style-name="ro1">
          <table:table-cell office:value-type="string">
            <text:p>commissionep_sa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observation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lieu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adress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odepostal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villeseanc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etatcommission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raisonannul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chargesuiv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mmissionep_gestionnairebad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themeep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qu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nomnai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2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prenom3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omcom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i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rg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ypedtna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i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topvalec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sex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nat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pieecp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idassedi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agen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dtinscpoleemploi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fix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numpor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haspiecejoin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ossi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sitfa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ddsitfa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typeoc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ter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valloclo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contefichliai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mtestrsa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raisoctieelectdom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foy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rg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dtemm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personne_foyer_adressefoyer_0_typeadr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u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type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nom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ide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mpl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ieudist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ra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numcomptt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codepos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ossierep_personne_foyer_adressefoyer_0_adresse_locaadr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pay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cant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ypere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topreset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foyer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personne_foyer_adressefoyer_0_adresse_locali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dossier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orientstruc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datedemand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reorientationep93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motifreorientep93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commen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accordaccuei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desaccordaccuei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accordalloca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urg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reorientationep93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ossierep_reorientationep93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lib_struc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nu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type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nom_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code_post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structurereferente_numte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ossierep_reorientationep93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etap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deci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referent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comment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creat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creat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modified_ti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modified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passagecommissione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raisonnonpassag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decisionpc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parent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lib_type_ori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modele_notif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typeorient_modele_notif_cohort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typeorient_i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lib_struc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nu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type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nom_voi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code_posta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ville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code_inse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contratengagement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ap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orientat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structurereferente_pdo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structurereferente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user_group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serviceinstructeur_id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usernam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password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user_nom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table:style-name="ce1" office:value-type="string">
            <text:p>decisionreorientationep93_0_user_prenom</text:p>
          </table:table-cell>
          <table:table-cell table:style-name="ce1" office:value-type="string">
            <text:p>text</text:p>
          </table:table-cell>
        </table:table-row>
        <table:table-row table:style-name="ro2">
          <table:table-cell office:value-type="string">
            <text:p>decisionreorientationep93_0_user_date_naissanc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cisionreorientationep93_0_user_date_deb_hab</text:p>
          </table:table-cell>
          <table:table-cell office:value-type="string">
            <text:p>date</text:p>
          </table:table-cell>
        </table:table-row>
        <table:table-row table:style-name="ro2">
          <table:table-cell office:value-type="string">
            <text:p>decisionreorientationep93_0_user_date_fin_hab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1" office:value-type="string">
            <text:p>decisionreorientationep93_0_user_numtel</text:p>
          </table:table-cell>
          <table:table-cell table:style-name="ce1" office:value-type="string">
            <text:p>text</text:p>
          </table:table-cell>
        </table:table-row>
        <table:table-row table:style-name="ro1">
          <table:table-cell office:value-type="string">
            <text:p>decisionreorientationep93_0_user_filtre_zone_ge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nu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type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nomvoi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compladr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codep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vil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isgestionnair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decisionreorientationep93_0_user_sensibilite</text:p>
          </table:table-cell>
          <table:table-cell office:value-type="string">
            <text:p>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0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8-22T10:40:36</meta:creation-date>
    <dc:date>2011-08-22T10:45:33</dc:date>
    <dc:creator>Christian Buffin</dc:creator>
    <meta:editing-duration>PT4M58S</meta:editing-duration>
    <meta:editing-cycles>3</meta:editing-cycles>
    <meta:generator>LibreOffice/3.3$Linux LibreOffice_project/330m19$Build-202</meta:generator>
    <meta:document-statistic meta:table-count="3" meta:cell-count="1278" meta:object-count="0"/>
  </office:meta>
</office:document-meta>
</file>